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5a7" officeooo:paragraph-rsid="001475a7"/>
    </style:style>
    <style:style style:name="P2" style:family="paragraph" style:parent-style-name="Standard">
      <style:text-properties fo:font-size="8pt" fo:font-style="italic" officeooo:rsid="002d98d2" officeooo:paragraph-rsid="002d98d2" style:font-size-asian="8pt" style:font-style-asian="italic" style:font-size-complex="8pt" style:font-style-complex="italic"/>
    </style:style>
    <style:style style:name="P3" style:family="paragraph" style:parent-style-name="Standard">
      <style:text-properties fo:font-size="8pt" fo:font-style="italic" officeooo:rsid="0031dbe2" officeooo:paragraph-rsid="0031dbe2" style:font-size-asian="8pt" style:font-style-asian="italic" style:font-size-complex="8pt" style:font-style-complex="italic"/>
    </style:style>
    <style:style style:name="P4" style:family="paragraph" style:parent-style-name="Standard">
      <style:text-properties fo:font-size="8pt" fo:font-style="italic" officeooo:rsid="001cc173" officeooo:paragraph-rsid="001cc173" style:font-size-asian="8pt" style:font-style-asian="italic" style:font-size-complex="8pt" style:font-style-complex="italic"/>
    </style:style>
    <style:style style:name="P5" style:family="paragraph" style:parent-style-name="Standard">
      <style:text-properties fo:font-size="8pt" fo:font-style="italic" officeooo:rsid="003385f2" officeooo:paragraph-rsid="003385f2" style:font-size-asian="8pt" style:font-style-asian="italic" style:font-size-complex="8pt" style:font-style-complex="italic"/>
    </style:style>
    <style:style style:name="P6" style:family="paragraph" style:parent-style-name="Standard">
      <style:text-properties fo:font-size="8pt" fo:font-style="italic" officeooo:rsid="004817eb" officeooo:paragraph-rsid="004817eb" style:font-size-asian="8pt" style:font-style-asian="italic" style:font-size-complex="8pt" style:font-style-complex="italic"/>
    </style:style>
    <style:style style:name="P7" style:family="paragraph" style:parent-style-name="Standard">
      <style:text-properties fo:color="#000000" style:font-name="Source Code Pro" fo:font-size="8pt" fo:font-style="italic" officeooo:rsid="002d98d2" officeooo:paragraph-rsid="002d98d2" style:font-size-asian="8pt" style:font-style-asian="italic" style:font-size-complex="8pt" style:font-style-complex="italic"/>
    </style:style>
    <style:style style:name="P8" style:family="paragraph" style:parent-style-name="Standard">
      <style:text-properties fo:color="#000000" style:font-name="Source Code Pro" fo:font-size="8pt" fo:font-style="italic" officeooo:rsid="002f60fa" officeooo:paragraph-rsid="002f60fa" style:font-size-asian="8pt" style:font-style-asian="italic" style:font-size-complex="8pt" style:font-style-complex="italic"/>
    </style:style>
    <style:style style:name="P9" style:family="paragraph" style:parent-style-name="Text_20_body">
      <style:paragraph-properties fo:text-align="start" style:justify-single-word="false"/>
      <style:text-properties officeooo:paragraph-rsid="0028141c"/>
    </style:style>
    <style:style style:name="P10" style:family="paragraph" style:parent-style-name="Text_20_body">
      <style:text-properties officeooo:rsid="00267f4f" officeooo:paragraph-rsid="00267f4f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fo:font-size="8pt" fo:font-style="italic" officeooo:rsid="004817eb" officeooo:paragraph-rsid="004817eb" style:font-size-asian="8pt" style:font-style-asian="italic" style:font-size-complex="8pt" style:font-style-complex="italic"/>
    </style:style>
    <style:style style:name="P14" style:family="paragraph" style:parent-style-name="Heading_20_1">
      <style:paragraph-properties fo:text-align="center" style:justify-single-word="false" fo:break-before="page"/>
    </style:style>
    <style:style style:name="P15" style:family="paragraph" style:parent-style-name="Heading_20_3">
      <style:paragraph-properties fo:break-before="page"/>
    </style:style>
    <style:style style:name="T1" style:family="text">
      <style:text-properties officeooo:rsid="001475a7"/>
    </style:style>
    <style:style style:name="T2" style:family="text">
      <style:text-properties officeooo:rsid="00166ea5"/>
    </style:style>
    <style:style style:name="T3" style:family="text">
      <style:text-properties officeooo:rsid="0031dbe2"/>
    </style:style>
    <style:style style:name="T4" style:family="text">
      <style:text-properties officeooo:rsid="004817e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1"><text:a xlink:type="simple" xlink:href="#__RefHeading___Toc13287_1259191630" text:style-name="Index_20_Link" text:visited-style-name="Index_20_Link">Procedimientos Almacenados<text:tab/>2</text:a></text:p>
          <text:p text:style-name="P12"><text:a xlink:type="simple" xlink:href="#__RefHeading___Toc13285_1259191630" text:style-name="Index_20_Link" text:visited-style-name="Index_20_Link">#sp_getUsuarios<text:tab/>2</text:a></text:p>
          <text:p text:style-name="P12"><text:a xlink:type="simple" xlink:href="#__RefHeading___Toc13295_1259191630" text:style-name="Index_20_Link" text:visited-style-name="Index_20_Link">#sp_getUsuario<text:tab/>2</text:a></text:p>
          <text:p text:style-name="P12"><text:a xlink:type="simple" xlink:href="#__RefHeading___Toc441_1731619042" text:style-name="Index_20_Link" text:visited-style-name="Index_20_Link">#call sp_getProveedores()<text:tab/>2</text:a></text:p>
          <text:p text:style-name="P12"><text:a xlink:type="simple" xlink:href="#__RefHeading___Toc443_1731619042" text:style-name="Index_20_Link" text:visited-style-name="Index_20_Link">#call sp_getCarteras()<text:tab/>3</text:a></text:p>
          <text:p text:style-name="P12"><text:a xlink:type="simple" xlink:href="#__RefHeading___Toc445_1731619042" text:style-name="Index_20_Link" text:visited-style-name="Index_20_Link">#call sp_getProductos()<text:tab/>3</text:a></text:p>
        </text:index-body>
      </text:table-of-content>
      <text:p text:style-name="P1"/>
      <text:h text:style-name="P14" text:outline-level="1"><text:bookmark-start text:name="__RefHeading___Toc13287_1259191630"/>Procedimientos Almacenados<text:bookmark-end text:name="__RefHeading___Toc13287_1259191630"/></text:h>
      <text:p text:style-name="P9"><text:span text:style-name="T2">/*<text:line-break/></text:span>Llamar a un procedimiento almacenado</text:p>
      <text:p text:style-name="P10">$consulta = DB::select('call sp_getUsuarios()');</text:p>
      <text:p text:style-name="Text_20_body">*/</text:p>
      <text:h text:style-name="Heading_20_3" text:outline-level="3"><text:bookmark-start text:name="__RefHeading___Toc13285_1259191630"/><text:bookmark-start text:name="__DdeLink__7231_1933742503"/><text:span text:style-name="T1">#sp_</text:span>getUsuarios<text:bookmark-end text:name="__RefHeading___Toc13285_1259191630"/></text:h>
      <text:p text:style-name="P1"/>
      <text:p text:style-name="P8">DELIMITER $$</text:p>
      <text:p text:style-name="P8">DROP PROCEDURE IF EXISTS `sp_getUsuarios` $$</text:p>
      <text:p text:style-name="P8">CREATE DEFINER=`homestead`@`%` PROCEDURE `sp_getUsuarios`()</text:p>
      <text:p text:style-name="P8">BEGIN</text:p>
      <text:p text:style-name="P8"><text:s text:c="2"/>SELECT </text:p>
      <text:p text:style-name="P8"><text:tab/>us.id, us.dni, us.ap_paterno, us.ap_materno, us.nombres, us.fecnac, us.est_civil, us.fec_ingreso, </text:p>
      <text:p text:style-name="P8"><text:s text:c="4"/>us.movil, us.fijo, us.direccion, us.idubigeo, us.email_corp, us.email_per, us.login, </text:p>
      <text:p text:style-name="P8"><text:s text:c="4"/>us.contacto_emergencia, us.telef_contacto, per.perfil, per.id as id_perfil, us.turno,</text:p>
      <text:p text:style-name="P8"><text:tab/>CONCAT(ub.dpto, "/", ub.prov, "/", ub.dist) as distrito, ub.idubigeo as ubigeo </text:p>
      <text:p text:style-name="P8"><text:s text:c="2"/>FROM ubigeo ub</text:p>
      <text:p text:style-name="P8"><text:s text:c="2"/>INNER JOIN usuarios us ON <text:s/>ub.idubigeo=us.idubigeo</text:p>
      <text:p text:style-name="P8"><text:s text:c="2"/>INNER JOIN perfiles per ON us.id_perfil=per.id;</text:p>
      <text:p text:style-name="P8">END $$</text:p>
      <text:p text:style-name="P8">DELIMITER ;</text:p>
      <text:p text:style-name="P7"/>
      <text:p text:style-name="P7">#CALL sp_getUsuarios();</text:p>
      <text:h text:style-name="Heading_20_3" text:outline-level="3"><text:bookmark-start text:name="__RefHeading___Toc13295_1259191630"/>#sp_getUsuario<text:bookmark-end text:name="__RefHeading___Toc13295_1259191630"/></text:h>
      <text:p text:style-name="P2">DELIMITER $$</text:p>
      <text:p text:style-name="P2">DROP PROCEDURE IF EXISTS `sp_getUsuario` $$</text:p>
      <text:p text:style-name="P2">CREATE DEFINER=`homestead`@`%` PROCEDURE `sp_getUsuario`( IN _id_usuario char(10))</text:p>
      <text:p text:style-name="P2">BEGIN</text:p>
      <text:p text:style-name="P2"><text:s text:c="2"/>SELECT </text:p>
      <text:p text:style-name="P2"><text:tab/>us.id, us.dni, us.ap_paterno, us.ap_materno, us.nombres, us.fecnac, us.est_civil, us.fec_ingreso, </text:p>
      <text:p text:style-name="P2"><text:tab/>us.movil, us.fijo, us.direccion, us.idubigeo, us.email_corp, us.email_per, us.login, </text:p>
      <text:p text:style-name="P2"><text:tab/>us.contacto_emergencia, us.telef_contacto, per.perfil, per.id, us.turno,</text:p>
      <text:p text:style-name="P2"><text:tab/>CONCAT(ub.dpto, "/", ub.prov, "/", ub.dist) as distrito, ub.idubigeo as ubigeo </text:p>
      <text:p text:style-name="P2"><text:s text:c="2"/>FROM ubigeo ub</text:p>
      <text:p text:style-name="P2"><text:tab/>INNER JOIN usuarios us ON <text:s/>ub.idubigeo=us.idubigeo</text:p>
      <text:p text:style-name="P2"><text:tab/>INNER JOIN perfiles per ON us.id_perfil=per.id</text:p>
      <text:p text:style-name="P2"><text:s text:c="2"/>WHERE us.id=_id_usuario;</text:p>
      <text:p text:style-name="P2">END $$</text:p>
      <text:p text:style-name="P2">DELIMITER ;</text:p>
      <text:p text:style-name="P2"/>
      <text:h text:style-name="Heading_20_3" text:outline-level="3"><text:bookmark-start text:name="__RefHeading___Toc441_1731619042"/><text:bookmark-end text:name="__DdeLink__7231_1933742503"/><text:span text:style-name="T3">#</text:span>call sp_getProveedores()<text:bookmark-end text:name="__RefHeading___Toc441_1731619042"/></text:h>
      <text:p text:style-name="P3"/>
      <text:p text:style-name="P3">DELIMITER $$</text:p>
      <text:p text:style-name="P3">DROP PROCEDURE IF EXISTS `sp_getProveedores` $$</text:p>
      <text:p text:style-name="P3">CREATE DEFINER=`homestead`@`%` PROCEDURE `sp_getProveedores`()</text:p>
      <text:p text:style-name="P3">BEGIN</text:p>
      <text:p text:style-name="P3"><text:s text:c="2"/>SELECT </text:p>
      <text:p text:style-name="P3"><text:tab/>p.*, r.nombre as rubro</text:p>
      <text:p text:style-name="P3"><text:s text:c="2"/>FROM </text:p>
      <text:p text:style-name="P3"><text:tab/>proveedores p INNER JOIN rubros r ON p.id_rubro=r.id;</text:p>
      <text:p text:style-name="P3"><text:tab/><text:tab/></text:p>
      <text:p text:style-name="P3">END $$</text:p>
      <text:p text:style-name="P3">DELIMITER ;</text:p>
      <text:p text:style-name="P3"/>
      <text:p text:style-name="P3">#call sp_getProveedores()</text:p>
      <text:p text:style-name="P4"/>
      <text:p text:style-name="P4"/>
      <text:h text:style-name="P15" text:outline-level="3"><text:bookmark-start text:name="__RefHeading___Toc443_1731619042"/>#call sp_getCarteras()<text:bookmark-end text:name="__RefHeading___Toc443_1731619042"/></text:h>
      <text:p text:style-name="P5">DELIMITER $$</text:p>
      <text:p text:style-name="P5">DROP PROCEDURE IF EXISTS `sp_getCarteras` $$</text:p>
      <text:p text:style-name="P5">CREATE DEFINER=`homestead`@`%` PROCEDURE `sp_getCarteras`()</text:p>
      <text:p text:style-name="P5">BEGIN</text:p>
      <text:p text:style-name="P5"><text:s text:c="2"/>SELECT </text:p>
      <text:p text:style-name="P5"><text:tab/>c.*, p.razon_social, tc.tipo_cartera</text:p>
      <text:p text:style-name="P5"><text:s text:c="2"/>FROM </text:p>
      <text:p text:style-name="P5"><text:tab/>proveedores p </text:p>
      <text:p text:style-name="P5"><text:s text:c="4"/>INNER JOIN carteras c ON p.id = c.id_proveedor</text:p>
      <text:p text:style-name="P5"><text:s text:c="4"/>INNER JOIN tipos_cartera tc ON c.id_tipo_cartera=tc.id;</text:p>
      <text:p text:style-name="P5"><text:tab/><text:tab/></text:p>
      <text:p text:style-name="P5">END $$</text:p>
      <text:p text:style-name="P5">DELIMITER ;</text:p>
      <text:p text:style-name="P5"/>
      <text:p text:style-name="P5">#call sp_getCarteras()</text:p>
      <text:p text:style-name="P4"/>
      <text:h text:style-name="Heading_20_3" text:outline-level="3"><text:bookmark-start text:name="__RefHeading___Toc445_1731619042"/><text:span text:style-name="T4">#</text:span>call sp_getProductos()<text:bookmark-end text:name="__RefHeading___Toc445_1731619042"/></text:h>
      <text:p text:style-name="P4"/>
      <text:p text:style-name="P6">DELIMITER $$</text:p>
      <text:p text:style-name="P6">DROP PROCEDURE IF EXISTS `sp_getProductos` $$</text:p>
      <text:p text:style-name="P6">CREATE DEFINER=`homestead`@`%` PROCEDURE `sp_getProductos`()</text:p>
      <text:p text:style-name="P6">BEGIN</text:p>
      <text:p text:style-name="P6"><text:s text:c="2"/>SELECT </text:p>
      <text:p text:style-name="P6"><text:tab/>p.*, tp.tipo_producto</text:p>
      <text:p text:style-name="P6"><text:s text:c="2"/>FROM </text:p>
      <text:p text:style-name="P6"><text:tab/>productos p </text:p>
      <text:p text:style-name="P6"><text:s text:c="4"/>INNER JOIN tipo_productos tp ON p.id_tipo_producto=tp.id;</text:p>
      <text:p text:style-name="P6"><text:tab/><text:tab/></text:p>
      <text:p text:style-name="P6">END $$</text:p>
      <text:p text:style-name="P6">DELIMITER ;</text:p>
      <text:p text:style-name="P6"/>
      <text:p text:style-name="P6">#call sp_getProductos()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23:03:02.859290161</meta:creation-date>
    <meta:editing-duration>PT1H19M5S</meta:editing-duration>
    <meta:editing-cycles>4</meta:editing-cycles>
    <meta:generator>LibreOffice/5.1.6.2$Linux_X86_64 LibreOffice_project/10m0$Build-2</meta:generator>
    <dc:date>2017-07-26T18:28:35.757991669</dc:date>
    <meta:document-statistic meta:table-count="0" meta:image-count="0" meta:object-count="0" meta:page-count="3" meta:paragraph-count="85" meta:word-count="277" meta:character-count="2524" meta:non-whitespace-character-count="2245"/>
  </office:meta>
</office:document-meta>
</file>